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orizontal_20_Line">
      <style:text-properties fo:font-size="2pt" officeooo:paragraph-rsid="001d1f56" style:font-size-asian="6pt" style:font-size-complex="6pt"/>
    </style:style>
    <style:style style:name="P3" style:family="paragraph" style:parent-style-name="Horizontal_20_Line">
      <style:text-properties fo:font-size="8pt" style:font-size-asian="6pt" style:font-size-complex="6pt"/>
    </style:style>
    <style:style style:name="P4" style:family="paragraph" style:parent-style-name="Text_20_body">
      <style:text-properties fo:font-size="14pt"/>
    </style:style>
    <style:style style:name="P5" style:family="paragraph" style:parent-style-name="Text_20_body">
      <style:text-properties fo:font-size="14pt" style:font-size-asian="14pt" style:font-size-complex="14pt"/>
    </style:style>
    <style:style style:name="P6" style:family="paragraph" style:parent-style-name="Text_20_body" style:list-style-name="L16">
      <style:text-properties fo:font-size="14pt" style:font-size-asian="14pt" style:font-size-complex="14pt"/>
    </style:style>
    <style:style style:name="P7" style:family="paragraph" style:parent-style-name="Text_20_body" style:list-style-name="L17">
      <style:text-properties fo:font-size="14pt"/>
    </style:style>
    <style:style style:name="P8" style:family="paragraph" style:parent-style-name="Text_20_body" style:list-style-name="L18">
      <style:text-properties fo:font-size="14pt"/>
    </style:style>
    <style:style style:name="P9" style:family="paragraph" style:parent-style-name="Text_20_body" style:list-style-name="L19">
      <style:text-properties fo:font-size="14pt"/>
    </style:style>
    <style:style style:name="P10" style:family="paragraph" style:parent-style-name="Text_20_body" style:list-style-name="L20">
      <style:text-properties fo:font-size="14pt"/>
    </style:style>
    <style:style style:name="P11" style:family="paragraph" style:parent-style-name="Text_20_body" style:list-style-name="L21">
      <style:text-properties fo:font-size="14pt"/>
    </style:style>
    <style:style style:name="P12" style:family="paragraph" style:parent-style-name="Text_20_body" style:list-style-name="L22">
      <style:text-properties fo:font-size="14pt"/>
    </style:style>
    <style:style style:name="P13" style:family="paragraph" style:parent-style-name="Text_20_body" style:list-style-name="L25">
      <style:text-properties fo:font-size="14pt"/>
    </style:style>
    <style:style style:name="P14" style:family="paragraph" style:parent-style-name="Text_20_body" style:list-style-name="L26">
      <style:text-properties fo:font-size="14pt"/>
    </style:style>
    <style:style style:name="P15" style:family="paragraph" style:parent-style-name="Text_20_body" style:list-style-name="L27">
      <style:text-properties fo:font-size="14pt"/>
    </style:style>
    <style:style style:name="P16" style:family="paragraph" style:parent-style-name="Text_20_body" style:list-style-name="L28">
      <style:text-properties fo:font-size="14pt"/>
    </style:style>
    <style:style style:name="P17" style:family="paragraph" style:parent-style-name="Text_20_body" style:list-style-name="L29">
      <style:text-properties fo:font-size="14pt"/>
    </style:style>
    <style:style style:name="P18" style:family="paragraph" style:parent-style-name="Text_20_body" style:list-style-name="L30">
      <style:text-properties fo:font-size="14pt"/>
    </style:style>
    <style:style style:name="P19" style:family="paragraph" style:parent-style-name="Text_20_body" style:list-style-name="L31">
      <style:text-properties fo:font-size="14pt"/>
    </style:style>
    <style:style style:name="P20" style:family="paragraph" style:parent-style-name="Text_20_body" style:list-style-name="L32">
      <style:text-properties fo:font-size="14pt"/>
    </style:style>
    <style:style style:name="P21" style:family="paragraph" style:parent-style-name="Text_20_body" style:list-style-name="L33">
      <style:text-properties fo:font-size="14pt"/>
    </style:style>
    <style:style style:name="P22" style:family="paragraph" style:parent-style-name="Text_20_body" style:list-style-name="L34">
      <style:text-properties fo:font-size="14pt"/>
    </style:style>
    <style:style style:name="P23" style:family="paragraph" style:parent-style-name="Text_20_body" style:list-style-name="L35">
      <style:text-properties fo:font-size="14pt"/>
    </style:style>
    <style:style style:name="P24" style:family="paragraph" style:parent-style-name="Text_20_body" style:list-style-name="L36">
      <style:text-properties fo:font-size="14pt"/>
    </style:style>
    <style:style style:name="P25" style:family="paragraph" style:parent-style-name="Text_20_body" style:list-style-name="L37">
      <style:text-properties fo:font-size="14pt"/>
    </style:style>
    <style:style style:name="P26" style:family="paragraph" style:parent-style-name="Text_20_body" style:list-style-name="L38">
      <style:text-properties fo:font-size="14pt"/>
    </style:style>
    <style:style style:name="P27" style:family="paragraph" style:parent-style-name="Text_20_body" style:list-style-name="L39">
      <style:text-properties fo:font-size="14pt"/>
    </style:style>
    <style:style style:name="P28" style:family="paragraph" style:parent-style-name="Text_20_body">
      <style:text-properties fo:font-size="14pt" officeooo:rsid="001d2ca9" officeooo:paragraph-rsid="001d2ca9"/>
    </style:style>
    <style:style style:name="P29" style:family="paragraph" style:parent-style-name="Text_20_body">
      <style:paragraph-properties fo:text-align="center" style:justify-single-word="false"/>
      <style:text-properties fo:font-size="14pt" officeooo:rsid="001d2ca9" officeooo:paragraph-rsid="001d2ca9"/>
    </style:style>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39"/>
    <style:style style:name="P33" style:family="paragraph" style:parent-style-name="Text_20_body">
      <style:text-properties fo:font-size="8pt" officeooo:paragraph-rsid="001d1f56"/>
    </style:style>
    <style:style style:name="P34" style:family="paragraph" style:parent-style-name="Text_20_body">
      <style:text-properties fo:font-size="8pt" style:font-size-asian="6pt" style:font-size-complex="6pt"/>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text-properties officeooo:paragraph-rsid="001d2ca9"/>
    </style:style>
    <style:style style:name="T1" style:family="text">
      <style:text-properties fo:font-size="20pt"/>
    </style:style>
    <style:style style:name="T2" style:family="text">
      <style:text-properties fo:font-size="20pt" fo:font-weight="normal" style:font-weight-asian="normal" style:font-weight-complex="normal"/>
    </style:style>
    <style:style style:name="T3" style:family="text">
      <style:text-properties fo:font-size="16pt"/>
    </style:style>
    <style:style style:name="T4" style:family="text">
      <style:text-properties fo:font-size="16pt" fo:font-weight="normal" style:font-weight-asian="normal" style:font-weight-complex="normal"/>
    </style:style>
    <style:style style:name="T5" style:family="text">
      <style:text-properties fo:font-size="16pt" officeooo:rsid="001d2ca9"/>
    </style:style>
    <style:style style:name="T6" style:family="text">
      <style:text-properties fo:font-size="16pt" fo:font-weight="bold" style:font-weight-asian="bold" style:font-weight-complex="bold"/>
    </style:style>
    <style:style style:name="T7" style:family="text">
      <style:text-properties fo:font-size="16pt" fo:font-weight="bold" officeooo:rsid="001d2ca9" style:font-weight-asian="bold" style:font-weight-complex="bold"/>
    </style:style>
    <style:style style:name="T8" style:family="text">
      <style:text-properties fo:font-size="14pt"/>
    </style:style>
    <style:style style:name="T9" style:family="text">
      <style:text-properties fo:font-size="14pt" officeooo:rsid="001d2ca9"/>
    </style:style>
    <style:style style:name="T10" style:family="text">
      <style:text-properties fo:font-size="22pt"/>
    </style:style>
    <style:style style:name="T11" style:family="text">
      <style:text-properties fo:font-size="22pt" fo:font-weight="normal" style:font-weight-asian="normal" style:font-weight-complex="normal"/>
    </style:style>
    <style:style style:name="T12" style:family="text">
      <style:text-properties fo:font-size="18pt"/>
    </style:style>
    <style:style style:name="T13" style:family="text">
      <style:text-properties fo:font-size="18pt" fo:font-weight="normal" style:font-weight-asian="normal" style:font-weight-complex="normal"/>
    </style:style>
    <style:style style:name="T14" style:family="text">
      <style:text-properties fo:font-size="24pt"/>
    </style:style>
    <style:style style:name="T15" style:family="text">
      <style:text-properties fo:font-size="24pt" fo:font-weight="normal" style:font-weight-asian="normal" style:font-weight-complex="normal"/>
    </style:style>
    <style:style style:name="T16" style:family="text">
      <style:text-properties fo:font-size="26pt"/>
    </style:style>
    <style:style style:name="T17" style:family="text">
      <style:text-properties fo:font-size="26pt" fo:font-weight="bold" style:font-weight-asian="bold" style:font-weight-complex="bold"/>
    </style:style>
    <style:style style:name="T18" style:family="text">
      <style:text-properties fo:font-size="26pt" fo:font-weight="normal" style:font-weight-asian="normal" style:font-weight-complex="normal"/>
    </style:style>
    <style:style style:name="T19" style:family="text">
      <style:text-properties fo:font-size="28pt"/>
    </style:style>
    <style:style style:name="T20" style:family="text">
      <style:text-properties fo:font-size="30pt"/>
    </style:style>
    <style:style style:name="T21" style:family="text">
      <style:text-properties fo:font-size="32pt"/>
    </style:style>
    <style:style style:name="T22" style:family="text">
      <style:text-properties fo:font-size="34pt"/>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d2ca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Strong_20_Emphasis"><text:span text:style-name="T22">User Requirement Specification <text:s/>Document</text:span></text:span></text:p>
      <text:p text:style-name="P36"><text:span text:style-name="Strong_20_Emphasis"><text:span text:style-name="T4">Project Name:</text:span></text:span><text:span text:style-name="T4"> </text:span><text:span text:style-name="T17">PharmaEase</text:span><text:line-break/><text:span text:style-name="Strong_20_Emphasis">Version:</text:span> 1.0</text:p>
      <text:p text:style-name="P36"><text:line-break/><text:span text:style-name="Strong_20_Emphasis"><text:span text:style-name="T4">Prepared By:</text:span></text:span><text:span text:style-name="T4"> </text:span><text:span text:style-name="T7">V Premnath</text:span><text:line-break/></text:p>
      <text:p text:style-name="P29">Guided by: <text:span text:style-name="T23">P SANTHOSH KUMAR,</text:span><text:span text:style-name="T24">Assitant Profess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2"/>
      <text:h text:style-name="Heading_20_1" text:outline-level="1"><text:span text:style-name="Strong_20_Emphasis">Index</text:span></text:h>
      <text:p text:style-name="P33"/>
      <text:p text:style-name="P2"/>
      <text:list xml:id="list170141337" text:style-name="L16">
        <text:list-item>
          <text:p text:style-name="P6">Introduction<text:line-break/>1.1 Purpose<text:line-break/>1.2 Scope<text:line-break/>1.3 Intended Users</text:p>
        </text:list-item>
        <text:list-item>
          <text:p text:style-name="P6">User Requirements<text:line-break/>2.1 Functional Requirements<text:line-break/>2.2 Non-Functional Requirements</text:p>
        </text:list-item>
        <text:list-item>
          <text:p text:style-name="P6">System Requirements<text:line-break/>3.1 Software Requirements<text:line-break/>3.2 Hardware Requirements<text:line-break/>3.3 Network Requirements</text:p>
        </text:list-item>
        <text:list-item>
          <text:p text:style-name="P6">Assumptions &amp; Constraints<text:line-break/>4.1 General Assumptions<text:line-break/>4.2 Constraints</text:p>
        </text:list-item>
        <text:list-item>
          <text:p text:style-name="P6">Security &amp; Compliance<text:line-break/>5.1 Data Security<text:line-break/>5.2 User Access Control<text:line-break/>5.3 Financial Compliance<text:line-break/>5.4 Medical Compliance</text:p>
        </text:list-item>
        <text:list-item>
          <text:p text:style-name="P6">Payment &amp; Finance Management<text:line-break/>6.1 Super Admin Finance Management<text:line-break/>6.2 Pharmacy Admin Finance Management<text:line-break/>6.3 Payment Processing</text:p>
        </text:list-item>
        <text:list-item>
          <text:p text:style-name="P6">Prescription &amp; Medical Records Management<text:line-break/>7.1 Customer Prescription Management<text:line-break/>7.2 Druggist Prescription Verification<text:line-break/>7.3 Admin Record Management</text:p>
        </text:list-item>
        <text:list-item>
          <text:p text:style-name="P6">Appendix</text:p>
        </text:list-item>
      </text:list>
      <text:p text:style-name="Horizontal_20_Line"/>
      <text:h text:style-name="Heading_20_2" text:outline-level="2"><text:soft-page-break/><text:span text:style-name="Strong_20_Emphasis">1. Introduction</text:span></text:h>
      <text:h text:style-name="Heading_20_3" text:outline-level="3"><text:span text:style-name="Strong_20_Emphasis">1.1 Purpose</text:span></text:h>
      <text:p text:style-name="P5">The purpose of this document is to outline the user requirements for PharmaEase, an online and offline pharmacy management system. This document serves as a reference for the development team to design, build, and implement the system according to the stakeholders' expectations.</text:p>
      <text:h text:style-name="Heading_20_3" text:outline-level="3"><text:span text:style-name="Strong_20_Emphasis">1.2 Scope</text:span></text:h>
      <text:p text:style-name="P4">PharmaEase is designed to manage pharmacy operations, including inventory tracking, sales, vendor management, prescription storage, payment processing, and online ordering. The system will support multiple user roles, including Super Admin, Admin, Druggist, Vendor, and Customer, with a secure and scalable database structure.</text:p>
      <text:h text:style-name="Heading_20_3" text:outline-level="3"><text:span text:style-name="Strong_20_Emphasis">1.3 Intended Users</text:span></text:h>
      <text:list xml:id="list2178115213" text:style-name="L17">
        <text:list-item>
          <text:p text:style-name="P7">Super Admin (System Manager)</text:p>
        </text:list-item>
        <text:list-item>
          <text:p text:style-name="P7">Admin (Pharmacy Owner/Manager)</text:p>
        </text:list-item>
        <text:list-item>
          <text:p text:style-name="P7">Druggist (Pharmacy Staff)</text:p>
        </text:list-item>
        <text:list-item>
          <text:p text:style-name="P7">Vendor (Medicine Suppliers)</text:p>
        </text:list-item>
        <text:list-item>
          <text:p text:style-name="P7">Customer (End Users for Online Purchases &amp; Prescription Storag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h text:style-name="Heading_20_2" text:outline-level="2"><text:soft-page-break/><text:span text:style-name="Strong_20_Emphasis">2. User Requirements</text:span></text:h>
      <text:h text:style-name="Heading_20_3" text:outline-level="3"><text:span text:style-name="Strong_20_Emphasis">2.1 Functional Requirements</text:span></text:h>
      <text:h text:style-name="Heading_20_4" text:outline-level="4"><text:span text:style-name="Strong_20_Emphasis">2.1.1 Super Admin Functionalities</text:span></text:h>
      <text:list xml:id="list3482065471" text:style-name="L18">
        <text:list-item>
          <text:p text:style-name="P8">Manage pharmacy database creation and user access.</text:p>
        </text:list-item>
        <text:list-item>
          <text:p text:style-name="P8">Grant and revoke access to pharmacies.</text:p>
        </text:list-item>
        <text:list-item>
          <text:p text:style-name="P8">Monitor and audit pharmacy activities.</text:p>
        </text:list-item>
        <text:list-item>
          <text:p text:style-name="P8">View and analyze financial transactions across all pharmacies.</text:p>
        </text:list-item>
      </text:list>
      <text:h text:style-name="Heading_20_4" text:outline-level="4"><text:span text:style-name="Strong_20_Emphasis">2.1.2 Admin Functionalities</text:span></text:h>
      <text:list xml:id="list3334615814" text:style-name="L19">
        <text:list-item>
          <text:p text:style-name="P9">Manage pharmacy inventory (add/update/delete medicines).</text:p>
        </text:list-item>
        <text:list-item>
          <text:p text:style-name="P9">Track sales and generate reports.</text:p>
        </text:list-item>
        <text:list-item>
          <text:p text:style-name="P9">Assign druggists and manage vendor relations.</text:p>
        </text:list-item>
        <text:list-item>
          <text:p text:style-name="P9">Set pricing and discounts.</text:p>
        </text:list-item>
        <text:list-item>
          <text:p text:style-name="P9">Monitor pharmacy-specific financial reports.</text:p>
        </text:list-item>
        <text:list-item>
          <text:p text:style-name="P9">Manage and process payments received from online customers.</text:p>
        </text:list-item>
      </text:list>
      <text:h text:style-name="Heading_20_4" text:outline-level="4"><text:span text:style-name="Strong_20_Emphasis">2.1.3 Druggist Functionalities</text:span></text:h>
      <text:list xml:id="list1266363049" text:style-name="L20">
        <text:list-item>
          <text:p text:style-name="P10">Process offline sales and update stock.</text:p>
        </text:list-item>
        <text:list-item>
          <text:p text:style-name="P10">Check and monitor medicine expiration dates.</text:p>
        </text:list-item>
        <text:list-item>
          <text:p text:style-name="P10">Generate invoices for customers.</text:p>
        </text:list-item>
        <text:list-item>
          <text:p text:style-name="P10">Access customer prescriptions for verification.</text:p>
        </text:list-item>
      </text:list>
      <text:h text:style-name="Heading_20_4" text:outline-level="4"><text:span text:style-name="Strong_20_Emphasis">2.1.4 Vendor Functionalities</text:span></text:h>
      <text:list xml:id="list2762374488" text:style-name="L21">
        <text:list-item>
          <text:p text:style-name="P11">Supply medicines to pharmacies.</text:p>
        </text:list-item>
        <text:list-item>
          <text:p text:style-name="P11">Manage medicine stock available for sale.</text:p>
        </text:list-item>
        <text:list-item>
          <text:p text:style-name="P11">View and process pharmacy orders.</text:p>
        </text:list-item>
      </text:list>
      <text:h text:style-name="Heading_20_4" text:outline-level="4"><text:span text:style-name="Strong_20_Emphasis">2.1.5 Customer Functionalities</text:span></text:h>
      <text:list xml:id="list228472079" text:style-name="L22">
        <text:list-item>
          <text:p text:style-name="P12">Browse and purchase medicines online.</text:p>
        </text:list-item>
        <text:list-item>
          <text:p text:style-name="P12">View order history and track deliveries.</text:p>
        </text:list-item>
        <text:list-item>
          <text:p text:style-name="P12">Manage cart and apply discounts.</text:p>
        </text:list-item>
        <text:list-item>
          <text:p text:style-name="P12">Upload and store prescriptions for future orders.</text:p>
        </text:list-item>
        <text:list-item>
          <text:p text:style-name="P12"><text:soft-page-break/>Access past medical records and prescriptions.</text:p>
        </text:list-item>
      </text:list>
      <text:h text:style-name="Heading_20_3" text:outline-level="3"><text:span text:style-name="Strong_20_Emphasis">2.2 Non-Functional Requirements</text:span></text:h>
      <text:list xml:id="list3652786452" text:style-name="L23">
        <text:list-item>
          <text:p text:style-name="P30"><text:span text:style-name="Strong_20_Emphasis"><text:span text:style-name="T8">Security:</text:span></text:span><text:span text:style-name="T8"> Secure authentication using JWT &amp; Google Auth.</text:span></text:p>
        </text:list-item>
        <text:list-item>
          <text:p text:style-name="P30"><text:span text:style-name="Strong_20_Emphasis"><text:span text:style-name="T8">Performance:</text:span></text:span><text:span text:style-name="T8"> Should handle at least 1,000 concurrent users.</text:span></text:p>
        </text:list-item>
        <text:list-item>
          <text:p text:style-name="P30"><text:span text:style-name="Strong_20_Emphasis"><text:span text:style-name="T8">Scalability:</text:span></text:span><text:span text:style-name="T8"> Support multiple independent pharmacies with separate databases.</text:span></text:p>
        </text:list-item>
        <text:list-item>
          <text:p text:style-name="P30"><text:span text:style-name="Strong_20_Emphasis"><text:span text:style-name="T8">Usability:</text:span></text:span><text:span text:style-name="T8"> User-friendly UI with a responsive design.</text:span></text:p>
        </text:list-item>
        <text:list-item>
          <text:p text:style-name="P30"><text:span text:style-name="Strong_20_Emphasis"><text:span text:style-name="T8">Compliance:</text:span></text:span><text:span text:style-name="T8"> Ensure compliance with legal and medical regulations.</text:span></text:p>
        </text:list-item>
      </text:list>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Horizontal_20_Line"/>
      <text:h text:style-name="Heading_20_2" text:outline-level="2"><text:soft-page-break/><text:span text:style-name="Strong_20_Emphasis">3. System Requirements</text:span></text:h>
      <text:h text:style-name="Heading_20_3" text:outline-level="3"><text:span text:style-name="Strong_20_Emphasis">3.1 Software Requirements</text:span></text:h>
      <text:list xml:id="list1437472265" text:style-name="L24">
        <text:list-item>
          <text:p text:style-name="P31"><text:span text:style-name="Strong_20_Emphasis"><text:span text:style-name="T8">Frontend:</text:span></text:span><text:span text:style-name="T8"> React.js</text:span></text:p>
        </text:list-item>
        <text:list-item>
          <text:p text:style-name="P31"><text:span text:style-name="Strong_20_Emphasis"><text:span text:style-name="T8">Backend:</text:span></text:span><text:span text:style-name="T8"> Spring Boot</text:span></text:p>
        </text:list-item>
        <text:list-item>
          <text:p text:style-name="P31"><text:span text:style-name="Strong_20_Emphasis"><text:span text:style-name="T8">Database:</text:span></text:span><text:span text:style-name="T8"> MySQL (hosted on cloud free tier)</text:span></text:p>
        </text:list-item>
        <text:list-item>
          <text:p text:style-name="P31"><text:span text:style-name="Strong_20_Emphasis"><text:span text:style-name="T8">Authentication:</text:span></text:span><text:span text:style-name="T8"> JWT, Google Auth</text:span></text:p>
        </text:list-item>
        <text:list-item>
          <text:p text:style-name="P31"><text:span text:style-name="Strong_20_Emphasis"><text:span text:style-name="T8">Payment Gateway:</text:span></text:span><text:span text:style-name="T8"> Integration with Stripe or Razorpay or PhonePe for secure transactions.</text:span></text:p>
        </text:list-item>
      </text:list>
      <text:h text:style-name="Heading_20_3" text:outline-level="3"><text:span text:style-name="Strong_20_Emphasis">3.2 Hardware Requirements</text:span></text:h>
      <text:list xml:id="list1986997454" text:style-name="L25">
        <text:list-item>
          <text:p text:style-name="P13">Minimum 8GB RAM for local development.</text:p>
        </text:list-item>
        <text:list-item>
          <text:p text:style-name="P13">Minimum 100GB storage for cloud hosting.</text:p>
        </text:list-item>
      </text:list>
      <text:h text:style-name="Heading_20_3" text:outline-level="3"><text:span text:style-name="Strong_20_Emphasis">3.3 Network Requirements</text:span></text:h>
      <text:list xml:id="list1647252825" text:style-name="L26">
        <text:list-item>
          <text:p text:style-name="P14">High-speed internet connectivity for online transactions.</text:p>
        </text:list-item>
        <text:list-item>
          <text:p text:style-name="P14">Secure VPN access for pharmacy administrator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3"/>
      <text:p text:style-name="P34"/>
      <text:h text:style-name="Heading_20_2" text:outline-level="2"><text:soft-page-break/><text:span text:style-name="Strong_20_Emphasis">4. Assumptions &amp; Constraints</text:span></text:h>
      <text:h text:style-name="Heading_20_3" text:outline-level="3"><text:span text:style-name="Strong_20_Emphasis">4.1 General Assumptions</text:span></text:h>
      <text:list xml:id="list3121270497" text:style-name="L27">
        <text:list-item>
          <text:p text:style-name="P15">Each pharmacy will have an independent database.</text:p>
        </text:list-item>
        <text:list-item>
          <text:p text:style-name="P15">System should function on both desktop and mobile devices(through browser).</text:p>
        </text:list-item>
        <text:list-item>
          <text:p text:style-name="P15">Only registered vendors can supply medicines.</text:p>
        </text:list-item>
        <text:list-item>
          <text:p text:style-name="P15">Orders are subject to prescription verification if required.</text:p>
        </text:list-item>
      </text:list>
      <text:h text:style-name="Heading_20_3" text:outline-level="3"><text:span text:style-name="Strong_20_Emphasis">4.2 Constraints</text:span></text:h>
      <text:list xml:id="list3560018240" text:style-name="L28">
        <text:list-item>
          <text:p text:style-name="P16">Limited resources available for hosting databases.</text:p>
        </text:list-item>
        <text:list-item>
          <text:p text:style-name="P16">Compliance with government regulations on online medicine sales.</text:p>
        </text:list-item>
      </text:list>
      <text:p text:style-name="P3"/>
      <text:h text:style-name="Heading_20_2" text:outline-level="2"><text:span text:style-name="Strong_20_Emphasis">5. Security &amp; Compliance</text:span></text:h>
      <text:h text:style-name="Heading_20_3" text:outline-level="3"><text:span text:style-name="Strong_20_Emphasis">5.1 Data Security</text:span></text:h>
      <text:list xml:id="list3703225520" text:style-name="L29">
        <text:list-item>
          <text:p text:style-name="P17">User data must be encrypted.</text:p>
        </text:list-item>
      </text:list>
      <text:h text:style-name="Heading_20_3" text:outline-level="3"><text:span text:style-name="Strong_20_Emphasis">5.2 User Access Control</text:span></text:h>
      <text:list xml:id="list1782120899" text:style-name="L30">
        <text:list-item>
          <text:p text:style-name="P18">Role-based access for different user types.</text:p>
        </text:list-item>
      </text:list>
      <text:h text:style-name="Heading_20_3" text:outline-level="3"><text:span text:style-name="Strong_20_Emphasis">5.3 Financial Compliance</text:span></text:h>
      <text:list xml:id="list1268969608" text:style-name="L31">
        <text:list-item>
          <text:p text:style-name="P19">Transactions must comply with financial regulations.</text:p>
        </text:list-item>
      </text:list>
      <text:h text:style-name="Heading_20_3" text:outline-level="3"><text:span text:style-name="Strong_20_Emphasis">5.4 Medical Compliance</text:span></text:h>
      <text:list xml:id="list1474166881" text:style-name="L32">
        <text:list-item>
          <text:p text:style-name="P20">Prescription storage must follow legal guidelines.</text:p>
        </text:list-item>
      </text:list>
      <text:p text:style-name="Horizontal_20_Line"/>
      <text:h text:style-name="Heading_20_2" text:outline-level="2"><text:span text:style-name="Strong_20_Emphasis"/></text:h>
      <text:h text:style-name="P1" text:outline-level="2"><text:span text:style-name="Strong_20_Emphasis">6. Payment &amp; Finance Management</text:span></text:h>
      <text:h text:style-name="Heading_20_3" text:outline-level="3"><text:span text:style-name="Strong_20_Emphasis">6.1 Super Admin Finance Management</text:span></text:h>
      <text:list xml:id="list2274150909" text:style-name="L33">
        <text:list-item>
          <text:p text:style-name="P21">Monitor financial transactions across all pharmacies.</text:p>
        </text:list-item>
        <text:list-item>
          <text:p text:style-name="P21">Generate financial reports for auditing.</text:p>
        </text:list-item>
        <text:list-item>
          <text:p text:style-name="P21">Manage revenue from online transactions.</text:p>
        </text:list-item>
      </text:list>
      <text:h text:style-name="Heading_20_3" text:outline-level="3"><text:span text:style-name="Strong_20_Emphasis">6.2 Pharmacy Admin Finance Management</text:span></text:h>
      <text:list xml:id="list1396525370" text:style-name="L34">
        <text:list-item>
          <text:p text:style-name="P22">Track sales revenue and expenses.</text:p>
        </text:list-item>
        <text:list-item>
          <text:p text:style-name="P22">Manage online payments and refunds.</text:p>
        </text:list-item>
        <text:list-item>
          <text:p text:style-name="P22">Generate pharmacy-specific financial reports.</text:p>
        </text:list-item>
      </text:list>
      <text:h text:style-name="Heading_20_3" text:outline-level="3"><text:span text:style-name="Strong_20_Emphasis">6.3 Payment Processing</text:span></text:h>
      <text:list xml:id="list882719793" text:style-name="L35">
        <text:list-item>
          <text:p text:style-name="P23">Support for multiple payment options.</text:p>
        </text:list-item>
        <text:list-item>
          <text:p text:style-name="P23">Automated invoice generation.</text:p>
        </text:list-item>
      </text:list>
      <text:p text:style-name="P3"/>
      <text:h text:style-name="Heading_20_2" text:outline-level="2"><text:span text:style-name="Strong_20_Emphasis">7. Prescription &amp; Medical Records Management</text:span></text:h>
      <text:h text:style-name="Heading_20_3" text:outline-level="3"><text:span text:style-name="Strong_20_Emphasis">7.1 Customer Prescription Management</text:span></text:h>
      <text:list xml:id="list2730488173" text:style-name="L36">
        <text:list-item>
          <text:p text:style-name="P24">Upload prescriptions for order verification.</text:p>
        </text:list-item>
        <text:list-item>
          <text:p text:style-name="P24">Access stored prescriptions for future purchases.</text:p>
        </text:list-item>
      </text:list>
      <text:h text:style-name="Heading_20_3" text:outline-level="3"><text:span text:style-name="Strong_20_Emphasis">7.2 Druggist Prescription Verification</text:span></text:h>
      <text:list xml:id="list1078222035" text:style-name="L37">
        <text:list-item>
          <text:p text:style-name="P25">Verify prescriptions before processing orders.</text:p>
        </text:list-item>
        <text:list-item>
          <text:p text:style-name="P25">Retrieve customer medical records for reference.</text:p>
        </text:list-item>
      </text:list>
      <text:h text:style-name="Heading_20_3" text:outline-level="3"><text:span text:style-name="Strong_20_Emphasis">7.3 Admin Record Management</text:span></text:h>
      <text:list xml:id="list2831780873" text:style-name="L38">
        <text:list-item>
          <text:p text:style-name="P26">Manage and audit prescription records.</text:p>
        </text:list-item>
        <text:list-item>
          <text:p text:style-name="P26">Ensure compliance with legal guidelines.</text:p>
        </text:list-item>
      </text:list>
      <text:p text:style-name="P3"/>
      <text:h text:style-name="Heading_20_2" text:outline-level="2"><text:span text:style-name="Strong_20_Emphasis"/></text:h>
      <text:h text:style-name="P1" text:outline-level="2"><text:span text:style-name="Strong_20_Emphasis">8. Appendix</text:span></text:h>
      <text:list xml:id="list2710183901" text:style-name="L39">
        <text:list-item>
          <text:p text:style-name="P32"><text:span text:style-name="Strong_20_Emphasis">Abbreviations:</text:span></text:p>
          <text:list>
            <text:list-item>
              <text:p text:style-name="P27">JWT: JSON Web Token</text:p>
            </text:list-item>
            <text:list-item>
              <text:p text:style-name="P27">UI: User Interface</text:p>
            </text:list-item>
            <text:list-item>
              <text:p text:style-name="P27">DB: Database</text:p>
            </text:list-item>
          </text:list>
        </text:list-item>
        <text:list-item>
          <text:p text:style-name="P32"><text:span text:style-name="Strong_20_Emphasis">References:</text:span></text:p>
          <text:list>
            <text:list-item>
              <text:p text:style-name="P27">Medical and pharmacy regulations.</text:p>
            </text:list-item>
            <text:list-item>
              <text:p text:style-name="P32"><text:span text:style-name="T8">Online pharmacy compliance policies.</text:span></text:p>
            </text:list-item>
          </text:list>
        </text:list-item>
      </text:list>
      <text:p text:style-name="Text_20_body"><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27T09:48:28.721179927</meta:creation-date>
    <dc:date>2025-03-27T10:06:30.401999467</dc:date>
    <meta:editing-duration>PT7M49S</meta:editing-duration>
    <meta:editing-cycles>1</meta:editing-cycles>
    <meta:document-statistic meta:table-count="0" meta:image-count="0" meta:object-count="0" meta:page-count="9" meta:paragraph-count="120" meta:word-count="773" meta:character-count="5379" meta:non-whitespace-character-count="4803"/>
    <meta:generator>LibreOffice/6.4.7.2$Linux_X86_64 LibreOffice_project/40$Build-2</meta:generator>
  </office:meta>
</office:document-meta>
</file>